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ui-monospace" svg:font-family="ui-monospace, SFMono-Regular, 'SF Mono', Menlo, Consolas, 'Liberation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13e7" officeooo:paragraph-rsid="001713e7"/>
    </style:style>
    <style:style style:name="P2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3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officeooo:paragraph-rsid="001713e7"/>
    </style:style>
    <style:style style:name="P4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officeooo:rsid="001713e7" officeooo:paragraph-rsid="001713e7"/>
    </style:style>
    <style:style style:name="P5" style:family="paragraph" style:parent-style-name="Standard">
      <style:text-properties officeooo:rsid="001713e7" officeooo:paragraph-rsid="001713e7"/>
    </style:style>
    <style:style style:name="P6" style:family="paragraph" style:parent-style-name="Standard">
      <style:text-properties officeooo:paragraph-rsid="001713e7"/>
    </style:style>
    <style:style style:name="P7" style:family="paragraph" style:parent-style-name="Standard">
      <style:text-properties officeooo:rsid="0018cc87" officeooo:paragraph-rsid="0018cc87"/>
    </style:style>
    <style:style style:name="P8" style:family="paragraph" style:parent-style-name="Standard">
      <style:text-properties officeooo:rsid="00191ef4" officeooo:paragraph-rsid="00191ef4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713e7" officeooo:paragraph-rsid="001713e7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affaf" officeooo:paragraph-rsid="001affaf" style:font-weight-asian="bold" style:font-weight-complex="bold"/>
    </style:style>
    <style:style style:name="P11" style:family="paragraph" style:parent-style-name="Standard">
      <style:text-properties officeooo:rsid="001affaf" officeooo:paragraph-rsid="001affaf"/>
    </style:style>
    <style:style style:name="P12" style:family="paragraph" style:parent-style-name="Standard">
      <style:paragraph-properties fo:margin-top="0cm" fo:margin-bottom="0cm" style:contextual-spacing="false" fo:line-height="145%" fo:orphans="2" fo:widows="2" fo:padding="0cm" fo:border="none"/>
      <style:text-properties officeooo:rsid="001713e7" officeooo:paragraph-rsid="001713e7"/>
    </style:style>
    <style:style style:name="T1" style:family="text">
      <style:text-properties officeooo:rsid="001713e7"/>
    </style:style>
    <style:style style:name="T2" style:family="text">
      <style:text-properties fo:font-variant="normal" fo:text-transform="none" fo:color="#1f2328" loext:opacity="100%" style:font-name="ui-monospace" fo:font-size="7.34999990463257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ui-monospace" fo:font-size="7.34999990463257pt" fo:letter-spacing="normal" fo:font-style="normal" fo:font-weight="normal" officeooo:rsid="001713e7" fo:background-color="transparent" loext:char-shading-value="0" loext:padding="0cm" loext:border="none"/>
    </style:style>
    <style:style style:name="T4" style:family="text">
      <style:text-properties fo:font-variant="normal" fo:text-transform="none" fo:color="#1f2328" loext:opacity="100%" fo:letter-spacing="normal" fo:background-color="transparent" loext:char-shading-value="0" loext:padding="0cm" loext:border="none"/>
    </style:style>
    <style:style style:name="T5" style:family="text">
      <style:text-properties officeooo:rsid="0018cc87"/>
    </style:style>
    <style:style style:name="T6" style:family="text">
      <style:text-properties officeooo:rsid="001af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SXPI Quick Start Guide</text:p>
      <text:p text:style-name="P5"/>
      <text:p text:style-name="P5">1. MSXPi Setup - as a minimum setup, follow the SD Card preparation<text:span text:style-name="T5"> </text:span>instructions in https://github.com/costarc/MSXPi</text:p>
      <text:p text:style-name="P5"/>
      <text:p text:style-name="P5">2. If WiFi is not <text:span text:style-name="T5">yet </text:span>configured in the Raspberry Pi, configure from MSX-DOS:</text:p>
      <text:p text:style-name="P5"/>
      <text:p text:style-name="P1"><text:span text:style-name="Source_20_Text"><text:span text:style-name="T4"><text:s text:c="6"/></text:span></text:span><text:span text:style-name="Source_20_Text"><text:span text:style-name="T2">pset WIFISSID Your Wifi Name</text:span></text:span></text:p>
      <text:p text:style-name="P2"/>
      <text:p text:style-name="P2"><text:span text:style-name="Source_20_Text"><text:span text:style-name="T4"><text:s text:c="6"/></text:span></text:span><text:span text:style-name="Source_20_Text"><text:span text:style-name="T2">pset WIFIPWD YourWifiPassword</text:span></text:span></text:p>
      <text:p text:style-name="P2"/>
      <text:p text:style-name="P2"><text:span text:style-name="Source_20_Text"><text:span text:style-name="T4"><text:s text:c="6"/></text:span></text:span><text:span text:style-name="Source_20_Text"><text:span text:style-name="T2">pwifi set</text:span></text:span></text:p>
      <text:p text:style-name="P2"/>
      <text:p text:style-name="P2"><text:span text:style-name="Source_20_Text"><text:span text:style-name="T4"><text:s text:c="6"/></text:span></text:span><text:span text:style-name="Source_20_Text"><text:span text:style-name="T2">preboot</text:span></text:span></text:p>
      <text:p text:style-name="P5"/>
      <text:p text:style-name="P5">2. <text:span text:style-name="T5">Update the </text:span>MSXPi <text:span text:style-name="T5">commands in you SD Card or MSX disk</text:span></text:p>
      <text:p text:style-name="P5">From MSX-DOS, run:</text:p>
      <text:p text:style-name="P5"/>
      <text:p text:style-name="P4"><text:span text:style-name="Source_20_Text"><text:span text:style-name="T2"><text:tab/>msxpiupd.bat</text:span></text:span></text:p>
      <text:p text:style-name="P5"/>
      <text:p text:style-name="P5">3. <text:span text:style-name="T5">Update the </text:span>MSXPI <text:span text:style-name="T5">components in the </text:span>Raspberry Pi side</text:p>
      <text:p text:style-name="P5">Thi<text:span text:style-name="T5">s</text:span> process may take up to five minutes<text:span text:style-name="T5"> and </text:span>requires that the WiFi is configured. <text:span text:style-name="T5">After started, the MSX </text:span>prompt will be <text:span text:style-name="T5">locked until the process is completed.</text:span> <text:s/></text:p>
      <text:p text:style-name="P5"/>
      <text:p text:style-name="P6"><text:span text:style-name="T1"><text:line-break/></text:span><text:span text:style-name="Source_20_Text"><text:span text:style-name="T4"> <text:s text:c="4"/></text:span></text:span><text:span text:style-name="Source_20_Text"><text:span text:style-name="T3">prun w</text:span></text:span><text:span text:style-name="Source_20_Text"><text:span text:style-name="T2">get https://tinyurl.com/MSXPi-Setup</text:span></text:span></text:p>
      <text:p text:style-name="P2"/>
      <text:p text:style-name="P3"><text:span text:style-name="Source_20_Text"><text:span text:style-name="T4"><text:s text:c="6"/></text:span></text:span><text:span text:style-name="Source_20_Text"><text:span text:style-name="T3">prun </text:span></text:span><text:span text:style-name="Source_20_Text"><text:span text:style-name="T2">chmod 755 MSXPi-Setup</text:span></text:span></text:p>
      <text:p text:style-name="P2"/>
      <text:p text:style-name="P3"><text:span text:style-name="Source_20_Text"><text:span text:style-name="T4"><text:s text:c="6"/></text:span></text:span><text:span text:style-name="Source_20_Text"><text:span text:style-name="T3">prun </text:span></text:span><text:span text:style-name="Source_20_Text"><text:span text:style-name="T2">sudo ./MSXPi-Setup</text:span></text:span></text:p>
      <text:p text:style-name="P3"><text:span text:style-name="Source_20_Text"><text:span text:style-name="T2"/></text:span></text:p>
      <text:p text:style-name="P12">After the Prompt is released, wait the Raspberry Pi <text:span text:style-name="T6">to </text:span>complete the reboot <text:span text:style-name="T5">by </text:span>monitoring its green led<text:span text:style-name="T5"> activity</text:span> - <text:span text:style-name="T5">once the led is steady (not blinking), </text:span>type PVER to confirm the update was successful.</text:p>
      <text:p text:style-name="P12"/>
      <text:p text:style-name="P10">Some Usage Tips - Read the Manual for more.</text:p>
      <text:p text:style-name="P11"/>
      <text:p text:style-name="P7">To avoid booting from the EEPROM, remove the SLTSL jumper - will allow you to boot from another IDE or Disk Interface.</text:p>
      <text:p text:style-name="P7"/>
      <text:p text:style-name="P7">To switch the 16KB EEPROM bank, move the jumper from A15 to A14. Bank 1 contains the MSX-DOS1, and bank 2 contains a game.<text:line-break/><text:line-break/>You can replace the ROMS in the EEPROM at any time using the provided software AT28C256.COM.</text:p>
      <text:p text:style-name="P7"/>
      <text:p text:style-name="P8">If you want to contribute to the project, contact the author in the MSXPi group on Faceboo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ui-monospace" svg:font-family="ui-monospace, SFMono-Regular, 'SF Mono', Menlo, Consolas, 'Liberation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05T15:44:59.205541982</meta:creation-date>
    <dc:date>2023-09-05T16:04:48.089164007</dc:date>
    <meta:editing-duration>PT19M47S</meta:editing-duration>
    <meta:editing-cycles>4</meta:editing-cycles>
    <meta:generator>LibreOffice/7.1.1.2$MacOSX_X86_64 LibreOffice_project/fe0b08f4af1bacafe4c7ecc87ce55bb426164676</meta:generator>
    <meta:document-statistic meta:table-count="0" meta:image-count="0" meta:object-count="0" meta:page-count="1" meta:paragraph-count="20" meta:word-count="232" meta:character-count="1392" meta:non-whitespace-character-count="1134"/>
  </office:meta>
</office:document-meta>
</file>